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HT">
      <style:text-properties officeooo:paragraph-rsid="01ce4c79"/>
    </style:style>
    <style:style style:name="P8" style:family="paragraph" style:parent-style-name="HT">
      <style:text-properties officeooo:paragraph-rsid="01cad77d"/>
    </style:style>
    <style:style style:name="P9" style:family="paragraph" style:parent-style-name="Footnote">
      <style:text-properties officeooo:rsid="01c47df4" officeooo:paragraph-rsid="01c47df4"/>
    </style:style>
    <style:style style:name="P10" style:family="paragraph" style:parent-style-name="HT">
      <style:text-properties officeooo:paragraph-rsid="01d31e89"/>
    </style:style>
    <style:style style:name="P11" style:family="paragraph" style:parent-style-name="Footnote">
      <style:text-properties officeooo:paragraph-rsid="01df6359"/>
    </style:style>
    <style:style style:name="P12" style:family="paragraph" style:parent-style-name="HT">
      <style:text-properties officeooo:paragraph-rsid="01d14991"/>
    </style:style>
    <style:style style:name="P13" style:family="paragraph" style:parent-style-name="HT">
      <style:text-properties officeooo:rsid="01d53e70" officeooo:paragraph-rsid="01d53e70"/>
    </style:style>
    <style:style style:name="P14" style:family="paragraph" style:parent-style-name="Footnote">
      <style:text-properties officeooo:rsid="01ae5320" officeooo:paragraph-rsid="01ae5320"/>
    </style:style>
    <style:style style:name="P15" style:family="paragraph" style:parent-style-name="HT">
      <style:text-properties officeooo:paragraph-rsid="01d53e70"/>
    </style:style>
    <style:style style:name="P16" style:family="paragraph" style:parent-style-name="Footnote">
      <style:text-properties officeooo:rsid="01aef29c" officeooo:paragraph-rsid="01aef29c"/>
    </style:style>
    <style:style style:name="P17" style:family="paragraph" style:parent-style-name="HT">
      <style:text-properties officeooo:paragraph-rsid="01b7d5fe"/>
    </style:style>
    <style:style style:name="P18" style:family="paragraph" style:parent-style-name="Footnote">
      <style:text-properties officeooo:rsid="01e0d885" officeooo:paragraph-rsid="01e0d885"/>
    </style:style>
    <style:style style:name="P19" style:family="paragraph" style:parent-style-name="Footnote">
      <style:text-properties officeooo:paragraph-rsid="01b57b5a"/>
    </style:style>
    <style:style style:name="P20" style:family="paragraph" style:parent-style-name="Footnote">
      <style:text-properties officeooo:rsid="01b5d962" officeooo:paragraph-rsid="01b7d5fe"/>
    </style:style>
    <style:style style:name="P21" style:family="paragraph" style:parent-style-name="Footnote">
      <style:text-properties officeooo:rsid="01ba8382" officeooo:paragraph-rsid="01ba8382"/>
    </style:style>
    <style:style style:name="P22" style:family="paragraph" style:parent-style-name="HT">
      <style:text-properties officeooo:paragraph-rsid="01ba8382"/>
    </style:style>
    <style:style style:name="P23" style:family="paragraph" style:parent-style-name="Footnote">
      <style:text-properties officeooo:paragraph-rsid="01ba8382"/>
    </style:style>
    <style:style style:name="P24" style:family="paragraph" style:parent-style-name="HT_5f_Stumpf">
      <style:text-properties officeooo:rsid="0197eb78" officeooo:paragraph-rsid="01ba8382"/>
    </style:style>
    <style:style style:name="P25" style:family="paragraph" style:parent-style-name="HT">
      <style:text-properties officeooo:rsid="0197eb78" officeooo:paragraph-rsid="0197eb78"/>
    </style:style>
    <style:style style:name="P26" style:family="paragraph" style:parent-style-name="HT">
      <style:text-properties officeooo:rsid="0197eb78" officeooo:paragraph-rsid="01d6aab9"/>
    </style:style>
    <style:style style:name="P27" style:family="paragraph" style:parent-style-name="HT">
      <style:text-properties officeooo:rsid="01e4ae01" officeooo:paragraph-rsid="01e4ae01"/>
    </style:style>
    <style:style style:name="P28" style:family="paragraph" style:parent-style-name="HT_5f_Stumpf">
      <style:text-properties officeooo:paragraph-rsid="01d6aab9"/>
    </style:style>
    <style:style style:name="P29" style:family="paragraph" style:parent-style-name="HT_5f_Stumpf">
      <style:text-properties officeooo:rsid="01d6aab9" officeooo:paragraph-rsid="01d6aab9"/>
    </style:style>
    <style:style style:name="P30" style:family="paragraph" style:parent-style-name="HT_5f_Stumpf">
      <style:text-properties officeooo:rsid="01d8672a" officeooo:paragraph-rsid="01d8672a"/>
    </style:style>
    <style:style style:name="P31" style:family="paragraph" style:parent-style-name="Footnote">
      <style:text-properties officeooo:paragraph-rsid="01e61edb"/>
    </style:style>
    <style:style style:name="P32" style:family="paragraph" style:parent-style-name="HT">
      <style:text-properties officeooo:paragraph-rsid="01eef6f4"/>
    </style:style>
    <style:style style:name="P33" style:family="paragraph" style:parent-style-name="Footnote">
      <style:text-properties officeooo:rsid="01ebb2c3" officeooo:paragraph-rsid="01ebb2c3"/>
    </style:style>
    <style:style style:name="P34" style:family="paragraph" style:parent-style-name="Footnote">
      <style:text-properties officeooo:paragraph-rsid="01ed0d0f"/>
    </style:style>
    <style:style style:name="P35" style:family="paragraph" style:parent-style-name="Footnote">
      <style:text-properties officeooo:rsid="01eef6f4" officeooo:paragraph-rsid="01eef6f4"/>
    </style:style>
    <style:style style:name="P36" style:family="paragraph" style:parent-style-name="Footnote">
      <style:text-properties officeooo:rsid="01ef6727" officeooo:paragraph-rsid="01ef6727"/>
    </style:style>
    <style:style style:name="P37" style:family="paragraph" style:parent-style-name="HT">
      <style:text-properties officeooo:paragraph-rsid="01ec34bd"/>
    </style:style>
    <style:style style:name="P38" style:family="paragraph" style:parent-style-name="Text_20_body">
      <style:paragraph-properties fo:margin-top="0cm" fo:margin-bottom="0.499cm" style:contextual-spacing="false"/>
      <style:text-properties officeooo:paragraph-rsid="01e508f6"/>
    </style:style>
    <style:style style:name="P39" style:family="paragraph" style:parent-style-name="HT_5f_Stumpf">
      <style:text-properties officeooo:rsid="01d8efc7" officeooo:paragraph-rsid="01d8efc7"/>
    </style:style>
    <style:style style:name="P40" style:family="paragraph" style:parent-style-name="HT_5f_Stumpf">
      <style:text-properties officeooo:rsid="01d8efc7" officeooo:paragraph-rsid="01e3076c"/>
    </style:style>
    <style:style style:name="P41" style:family="paragraph" style:parent-style-name="HT_5f_Stumpf">
      <style:text-properties officeooo:rsid="01e3076c" officeooo:paragraph-rsid="01e3076c"/>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1c6d3a7"/>
    </style:style>
    <style:style style:name="T9" style:family="text">
      <style:text-properties officeooo:rsid="01e1b4b2"/>
    </style:style>
    <style:style style:name="T10" style:family="text">
      <style:text-properties officeooo:rsid="01c83ea1"/>
    </style:style>
    <style:style style:name="T11" style:family="text">
      <style:text-properties officeooo:rsid="019fc52a"/>
    </style:style>
    <style:style style:name="T12" style:family="text">
      <style:text-properties officeooo:rsid="019730c4"/>
    </style:style>
    <style:style style:name="T13" style:family="text">
      <style:text-properties officeooo:rsid="019a6f31"/>
    </style:style>
    <style:style style:name="T14" style:family="text">
      <style:text-properties officeooo:rsid="019c2461"/>
    </style:style>
    <style:style style:name="T15" style:family="text">
      <style:text-properties officeooo:rsid="019c772c"/>
    </style:style>
    <style:style style:name="T16" style:family="text">
      <style:text-properties officeooo:rsid="01ae5320"/>
    </style:style>
    <style:style style:name="T17" style:family="text">
      <style:text-properties officeooo:rsid="01ddb4dd"/>
    </style:style>
    <style:style style:name="T18" style:family="text">
      <style:text-properties officeooo:rsid="01ca0b5b"/>
    </style:style>
    <style:style style:name="T19" style:family="text">
      <style:text-properties officeooo:rsid="01c56f9b"/>
    </style:style>
    <style:style style:name="T20" style:family="text">
      <style:text-properties officeooo:rsid="019e386e"/>
    </style:style>
    <style:style style:name="T21" style:family="text">
      <style:text-properties officeooo:rsid="01a0737b"/>
    </style:style>
    <style:style style:name="T22" style:family="text">
      <style:text-properties officeooo:rsid="01a1ca59"/>
    </style:style>
    <style:style style:name="T23" style:family="text">
      <style:text-properties officeooo:rsid="01a2881b"/>
    </style:style>
    <style:style style:name="T24" style:family="text">
      <style:text-properties officeooo:rsid="01b02a76"/>
    </style:style>
    <style:style style:name="T25" style:family="text">
      <style:text-properties officeooo:rsid="01a56e50"/>
    </style:style>
    <style:style style:name="T26" style:family="text">
      <style:text-properties officeooo:rsid="01caa9c0"/>
    </style:style>
    <style:style style:name="T27" style:family="text">
      <style:text-properties officeooo:rsid="01df6359"/>
    </style:style>
    <style:style style:name="T28" style:family="text">
      <style:text-properties officeooo:rsid="01ccb594"/>
    </style:style>
    <style:style style:name="T29" style:family="text">
      <style:text-properties officeooo:rsid="01a64d78"/>
    </style:style>
    <style:style style:name="T30" style:family="text">
      <style:text-properties officeooo:rsid="01c47df4"/>
    </style:style>
    <style:style style:name="T31" style:family="text">
      <style:text-properties officeooo:rsid="01c160a3"/>
    </style:style>
    <style:style style:name="T32" style:family="text">
      <style:text-properties officeooo:rsid="01b20006"/>
    </style:style>
    <style:style style:name="T33" style:family="text">
      <style:text-properties officeooo:rsid="01c2935b"/>
    </style:style>
    <style:style style:name="T34" style:family="text">
      <style:text-properties fo:font-style="italic" officeooo:rsid="01c2935b" style:font-style-asian="italic" style:font-style-complex="italic"/>
    </style:style>
    <style:style style:name="T35" style:family="text">
      <style:text-properties officeooo:rsid="01cad77d"/>
    </style:style>
    <style:style style:name="T36" style:family="text">
      <style:text-properties officeooo:rsid="01ce4c79"/>
    </style:style>
    <style:style style:name="T37" style:family="text">
      <style:text-properties officeooo:rsid="01cfd7e0"/>
    </style:style>
    <style:style style:name="T38" style:family="text">
      <style:text-properties officeooo:rsid="01ce9958"/>
    </style:style>
    <style:style style:name="T39" style:family="text">
      <style:text-properties officeooo:rsid="01c4cc9a"/>
    </style:style>
    <style:style style:name="T40" style:family="text">
      <style:text-properties officeooo:rsid="01d53e70"/>
    </style:style>
    <style:style style:name="T41" style:family="text">
      <style:text-properties officeooo:rsid="01d31e89"/>
    </style:style>
    <style:style style:name="T42" style:family="text">
      <style:text-properties officeooo:rsid="01ae4929"/>
    </style:style>
    <style:style style:name="T43" style:family="text">
      <style:text-properties officeooo:rsid="01d8672a"/>
    </style:style>
    <style:style style:name="T44" style:family="text">
      <style:text-properties fo:font-size="9pt" officeooo:rsid="01df6359" style:font-size-asian="10pt" style:font-size-complex="10pt"/>
    </style:style>
    <style:style style:name="T45" style:family="text">
      <style:text-properties fo:font-size="9pt" officeooo:rsid="01d8672a" style:font-size-asian="10pt" style:font-size-complex="10pt"/>
    </style:style>
    <style:style style:name="T46" style:family="text">
      <style:text-properties fo:font-size="9pt" fo:font-style="italic" style:font-size-asian="10pt" style:font-style-asian="italic" style:font-size-complex="10pt" style:font-style-complex="italic"/>
    </style:style>
    <style:style style:name="T47" style:family="text">
      <style:text-properties fo:font-size="9pt" style:font-size-asian="10pt" style:font-size-complex="10pt"/>
    </style:style>
    <style:style style:name="T48" style:family="text">
      <style:text-properties fo:font-size="9pt" fo:font-style="italic" officeooo:rsid="01d8672a" style:font-size-asian="10pt" style:font-style-asian="italic" style:font-size-complex="10pt" style:font-style-complex="italic"/>
    </style:style>
    <style:style style:name="T49" style:family="text">
      <style:text-properties officeooo:rsid="01e0bab7"/>
    </style:style>
    <style:style style:name="T50" style:family="text">
      <style:text-properties officeooo:rsid="01bd90c7"/>
    </style:style>
    <style:style style:name="T51" style:family="text">
      <style:text-properties fo:font-style="italic" officeooo:rsid="01bd90c7" style:font-style-asian="italic" style:font-style-complex="italic"/>
    </style:style>
    <style:style style:name="T52" style:family="text">
      <style:text-properties style:font-name="Adobe Garamond Pro" fo:font-size="12pt" fo:font-style="italic" officeooo:rsid="01bd90c7" style:language-asian="de" style:country-asian="DE" style:font-style-asian="italic" style:font-style-complex="italic"/>
    </style:style>
    <style:style style:name="T53" style:family="text">
      <style:text-properties officeooo:rsid="01d14991"/>
    </style:style>
    <style:style style:name="T54" style:family="text">
      <style:text-properties officeooo:rsid="01bf7934"/>
    </style:style>
    <style:style style:name="T55" style:family="text">
      <style:text-properties officeooo:rsid="01bf3eba"/>
    </style:style>
    <style:style style:name="T56" style:family="text">
      <style:text-properties officeooo:rsid="01c104ac"/>
    </style:style>
    <style:style style:name="T57" style:family="text">
      <style:text-properties fo:font-style="italic" officeooo:rsid="01d14991" style:font-style-asian="italic" style:font-style-complex="italic"/>
    </style:style>
    <style:style style:name="T58" style:family="text">
      <style:text-properties fo:font-style="italic" officeooo:rsid="01c104ac" style:font-style-asian="italic" style:font-style-complex="italic"/>
    </style:style>
    <style:style style:name="T59" style:family="text">
      <style:text-properties fo:font-style="normal" officeooo:rsid="01c104ac" style:font-style-asian="normal" style:font-style-complex="normal"/>
    </style:style>
    <style:style style:name="T60" style:family="text">
      <style:text-properties fo:font-style="normal" officeooo:rsid="01d14991" style:font-style-asian="normal" style:font-style-complex="normal"/>
    </style:style>
    <style:style style:name="T61" style:family="text">
      <style:text-properties officeooo:rsid="01a8c87f"/>
    </style:style>
    <style:style style:name="T62" style:family="text">
      <style:text-properties officeooo:rsid="01a9e264"/>
    </style:style>
    <style:style style:name="T63" style:family="text">
      <style:text-properties fo:font-style="italic" officeooo:rsid="01958835" style:font-style-asian="italic" style:font-style-complex="italic"/>
    </style:style>
    <style:style style:name="T64" style:family="text">
      <style:text-properties officeooo:rsid="01aba216"/>
    </style:style>
    <style:style style:name="T65" style:family="text">
      <style:text-properties fo:font-style="italic" style:font-style-asian="italic" style:font-style-complex="italic"/>
    </style:style>
    <style:style style:name="T66" style:family="text">
      <style:text-properties fo:font-style="normal" officeooo:rsid="01a9e264" style:font-style-asian="normal" style:font-style-complex="normal"/>
    </style:style>
    <style:style style:name="T67" style:family="text">
      <style:text-properties officeooo:rsid="01aaed18"/>
    </style:style>
    <style:style style:name="T68" style:family="text">
      <style:text-properties officeooo:rsid="01aef29c"/>
    </style:style>
    <style:style style:name="T69" style:family="text">
      <style:text-properties officeooo:rsid="01b33953"/>
    </style:style>
    <style:style style:name="T70" style:family="text">
      <style:text-properties officeooo:rsid="01b4ca8c"/>
    </style:style>
    <style:style style:name="T71" style:family="text">
      <style:text-properties officeooo:rsid="01b57b5a"/>
    </style:style>
    <style:style style:name="T72" style:family="text">
      <style:text-properties officeooo:rsid="01b5d962"/>
    </style:style>
    <style:style style:name="T73" style:family="text">
      <style:text-properties officeooo:rsid="01b7d5fe"/>
    </style:style>
    <style:style style:name="T74" style:family="text">
      <style:text-properties officeooo:rsid="01b9678c"/>
    </style:style>
    <style:style style:name="T75" style:family="text">
      <style:text-properties officeooo:rsid="01ba8382"/>
    </style:style>
    <style:style style:name="T76" style:family="text">
      <style:text-properties officeooo:rsid="01e0d885"/>
    </style:style>
    <style:style style:name="T77" style:family="text">
      <style:text-properties officeooo:rsid="01bb0bdc"/>
    </style:style>
    <style:style style:name="T78" style:family="text">
      <style:text-properties officeooo:rsid="01d6aab9"/>
    </style:style>
    <style:style style:name="T79" style:family="text">
      <style:text-properties officeooo:rsid="01e1d801"/>
    </style:style>
    <style:style style:name="T80" style:family="text">
      <style:text-properties officeooo:rsid="01d8bb23"/>
    </style:style>
    <style:style style:name="T81" style:family="text">
      <style:text-properties officeooo:rsid="01e508f6"/>
    </style:style>
    <style:style style:name="T82" style:family="text">
      <style:text-properties officeooo:rsid="01e81e72"/>
    </style:style>
    <style:style style:name="T83" style:family="text">
      <style:text-properties fo:font-style="italic" officeooo:rsid="01e508f6" style:font-style-asian="italic" style:font-style-complex="italic"/>
    </style:style>
    <style:style style:name="T84" style:family="text">
      <style:text-properties officeooo:rsid="01e61edb"/>
    </style:style>
    <style:style style:name="T85" style:family="text">
      <style:text-properties fo:font-weight="bold"/>
    </style:style>
    <style:style style:name="T86" style:family="text">
      <style:text-properties fo:font-weight="bold" officeooo:rsid="01e61edb"/>
    </style:style>
    <style:style style:name="T87" style:family="text">
      <style:text-properties officeooo:rsid="01e9c17b"/>
    </style:style>
    <style:style style:name="T88" style:family="text">
      <style:text-properties officeooo:rsid="01ebb2c3"/>
    </style:style>
    <style:style style:name="T89" style:family="text">
      <style:text-properties officeooo:rsid="01ec34bd"/>
    </style:style>
    <style:style style:name="T90" style:family="text">
      <style:text-properties officeooo:rsid="01ed0d0f"/>
    </style:style>
    <style:style style:name="T91" style:family="text">
      <style:text-properties officeooo:rsid="01eef6f4"/>
    </style:style>
    <style:style style:name="T92" style:family="text">
      <style:text-properties officeooo:rsid="01ef67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8">; ein guter Zeitpunkt wohl, um in einer an Zeitschriftengründungen reichen Phase der deutschen und europäischen Aufklärung auch in Königsberg an die Gründung eines gelehrten Periodikums zu gehen.</text:span><text:span text:style-name="T8"><text:note text:id="ftn2" text:note-class="footnote"><text:note-citation>2</text:note-citation><text:note-body><text:p text:style-name="P5">Zu Zeitschriftengründungen von 1700 bis 1800 und Journalgattungen (Literarische, Aufklärende, Politische, Gelehrte) vgl. die Übersichten bei <text:span text:style-name="T9">Rudolf </text:span>Stöber<text:span text:style-name="T9">: Deutsche Pressegeschichte. Von den Anfängen bis zur Gegenwart (München, Konstanz 2014)</text:span><text:span text:style-name="T10">,</text:span> 92f.</text:p></text:note-body></text:note></text:span><text:span text:style-name="T8"> </text:span><text:span text:style-name="T11">Der umtriebige </text:span><text:span text:style-name="T5">Kanter vermochte es in der Aufbruchsstimmung</text:span><text:span text:style-name="T8"> dieser Jahre</text:span><text:span text:style-name="T5">, eine Reihe junger</text:span><text:span text:style-name="T8">, talentierter</text:span><text:span text:style-name="T5"> </text:span><text:span text:style-name="T12">Schriftsteller</text:span><text:span text:style-name="T5"> für das Zeitungsprojekt zu gewinnen, das durch Rezensionen und Anzeigen von Neuerscheinungen seinem Buchgeschäft helfen sollte. Sein Buchladen war </text:span><text:span text:style-name="T13">ab Anfang der 1760er Jahre</text:span><text:span text:style-name="T5"> das Zentrum der Königsberger Intellektuellen und sein verlegerisches Wirken, </text:span><text:span text:style-name="T14">das besonders für d</text:span><text:span text:style-name="T15">as</text:span><text:span text:style-name="T14"> frühe </text:span><text:span text:style-name="T16">literarische</text:span><text:span text:style-name="T17"> und philosophische</text:span><text:span text:style-name="T16"> </text:span><text:span text:style-name="T15">Schaffen</text:span><text:span text:style-name="T14"> Hamanns, Kants </text:span><text:span text:style-name="T15">und Herders</text:span><text:span text:style-name="T14"> von Bedeutung war</text:span><text:span text:style-name="T5">, trug </text:span><text:span text:style-name="T18">nicht unwesentlich</text:span><text:span text:style-name="T5"> dazu bei, Königsberg von der Provinz zu einem bedeutenden Ort der </text:span><text:span text:style-name="T19">europäischen </text:span><text:span text:style-name="T5">Aufklärung zu machen.</text:span><text:span text:style-name="T5"><text:note text:id="ftn3" text:note-class="footnote"><text:note-citation>3</text:note-citation><text:note-body><text:p text:style-name="Footnote"><text:span text:style-name="T7">V</text:span>gl. Dreher, 182–187</text:p></text:note-body></text:note></text:span></text:p>
      <text:p text:style-name="P6"><text:span text:style-name="T14">Eine weitere Gunst der Stunde, die Kanter nutzte, war die </text:span><text:span text:style-name="T15">seinerzeitige</text:span><text:span text:style-name="T14"> Schwäche </text:span><text:span text:style-name="T20">der</text:span><text:span text:style-name="T14"> Königsberger Konkurrenz, namentlich des Hartungschen Buchladens, </text:span><text:span text:style-name="T11">der ebenfalls eine Zeitung herausgab.</text:span><text:span text:style-name="T14"> </text:span><text:span text:style-name="T15">Nach dem Tod </text:span>Johann Heinrich Hartung<text:span text:style-name="T15">s 1756 </text:span><text:span text:style-name="T11">sowie</text:span><text:span text:style-name="T15"> </text:span><text:span text:style-name="T11">einiger</text:span><text:span text:style-name="T15"> weiterer Leiter des Familienbetriebs </text:span><text:span text:style-name="T11">in den Folgejahren</text:span><text:span text:style-name="T15"> konnte sich das Unternehmen erst ab den späten 1760er Jahren unter der Leitung Gottlieb Leberecht Hartungs </text:span><text:span text:style-name="T6">(</text:span>1747–1797<text:span text:style-name="T6">)</text:span><text:span text:style-name="T15"> wieder stabilisieren.</text:span><text:span text:style-name="T15"><text:note text:id="ftn4" text:note-class="footnote"><text:note-citation>4</text:note-citation><text:note-body><text:p text:style-name="Footnote"><text:span text:style-name="T7">V</text:span>gl. Dreher, 171f. u. 204–206</text:p></text:note-body></text:note></text:span><text:span text:style-name="T15"> Diese Konkurrenz </text:span><text:span text:style-name="T11">von Kanterschem Buchladen bzw. Zeitung mit Hartung spielte noch</text:span><text:span text:style-name="T15"> eine bedeutende Rolle in der Geschichte der </text:span><text:span text:style-name="T11">KGPZ, </text:span><text:span text:style-name="T21">sie</text:span><text:span text:style-name="T11"> endete</text:span><text:span text:style-name="T15"> letztlich </text:span><text:span text:style-name="T11">in den späten 1780ern </text:span><text:span text:style-name="T15">mit der Übernahme des </text:span><text:soft-page-break/><text:span text:style-name="T15">Kanterschen Buchladens durch Hartung.</text:span></text:p>
      <text:p text:style-name="P6"><text:span text:style-name="T21">1763 aber </text:span><text:span text:style-name="T22">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23">Gewährung eines Privilegs</text:span><text:span text:style-name="T22"> zur Herausgabe einer Zeitung </text:span><text:span text:style-name="T23">an und begründete dies in einem Schreiben vom 16. September 1763, das den Plan des Zeitungsprojekts umreißt, folgendermaßen</text:span><text:span text:style-name="T22">: </text:span></text:p>
      <text:p text:style-name="Quotations"><text:span text:style-name="T22">Diesemnächst geruhen Ewr. Königl. Majestät auch sich von mir allerunterthänigst vorstellen zu lassen, da</text:span><text:span text:style-name="T23">ß</text:span><text:span text:style-name="T22"> ich auf Zureden verschiedener dortigen Gelehrten, zur Verbeßerung des dortigen Geschmacks und mehrerer Ausbreitung </text:span>des Commercii litterarii, woran es in Preußen, in Rücksicht auf andere deutsche Universitaeten noch sehr mangelt, <text:span text:style-name="T22">intentioniret bin, eine Gelehrte Zeitung zu verlegen. Nur muß ich besorgen, da</text:span><text:span text:style-name="T24">ß</text:span><text:span text:style-name="T22"> solche von Anfang nicht so starck gehn möchte, daß ich diese nützliche Entreprise souteniren könnte, wenn Ew. Kgl. Majest. </text:span><text:span text:style-name="T23">m</text:span><text:span text:style-name="T22">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Footnote"><text:span text:style-name="T7">Z</text:span>itiert nach Rehberg, 91f., vgl. auch Dreher, 181f.</text:p></text:note-body></text:note></text:p>
      <text:p text:style-name="HT_5f_Stumpf"><text:span text:style-name="T25">Der Plan für die Zeitung sah also einerseits einen gelehrten Teil mit Rezensionen</text:span><text:span text:style-name="T26"> und</text:span><text:span text:style-name="T25"> Buchanzeigen,</text:span><text:span text:style-name="T26"> aber auch</text:span><text:span text:style-name="T25"> </text:span><text:span text:style-name="T6">Aufsätzen und Gedichten</text:span><text:span text:style-name="T25"> vor, andererseits einen politischen Teil mit Nachrichten ‚aus aller Welt‘</text:span><text:span text:style-name="T26">, damals meist kurze Avisen und Hofnachrichten</text:span><text:span text:style-name="T17">, geordnet nach den Orten der Korrespondenten (das meiste wurde aber aus anderen Zeitungen übernommen)</text:span><text:span text:style-name="T25">. </text:span><text:span text:style-name="T6">So wurde es in der zwei Mal wöchentlich erscheinenden Zeitung dann auch gehandhabt</text:span><text:span text:style-name="T27">.</text:span><text:span text:style-name="T6"> </text:span><text:span text:style-name="T27">F</text:span><text:span text:style-name="T25">ür die letzte </text:span><text:span text:style-name="T6">von vier</text:span><text:span text:style-name="T25"> Seite</text:span><text:span text:style-name="T6">n</text:span><text:span text:style-name="T28"> </text:span><text:span text:style-name="T6">auf einem halben Quartbogen</text:span><text:span text:style-name="T25"> kam noch ein Anzeigenteil mit Nachrichten zur Lotterie, Wechselkursen, Lokalanzeigen, </text:span><text:span text:style-name="T29">Fremdenlisten</text:span><text:span text:style-name="T25"> etc. hinzu</text:span><text:span text:style-name="T27">; </text:span><text:span text:style-name="T26">das Programm </text:span><text:span text:style-name="T28">der letzten Seite </text:span><text:span text:style-name="T26">wandelte sich über die Jahre stark</text:span><text:span text:style-name="T25">.</text:span><text:span text:style-name="T26"> –</text:span><text:span text:style-name="T25"> Das Buchhandelsprivileg wurde Kanter zwar in der Antwort auf seine Bitte am 1. Dezember 1763 gewährt, dasjenige für die Herausgabe einer Zeitung jedoch nur mit der Einschränkung, dass nur solche politischen Nachrichten gebracht werden dürfen, die nicht vorher in den Hartungschen Zeitungen erschienen sind, welche bereits das Privileg für politische Nachrichten </text:span><text:span text:style-name="T29">besaß</text:span><text:span text:style-name="T25">.</text:span><text:span text:style-name="T25"><text:note text:id="ftn6"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30"> </text:span><text:span text:style-name="T27">Wegen</text:span><text:span text:style-name="T26"> </text:span><text:soft-page-break/><text:span text:style-name="T26">der Hartungschen Konkurrenz musste d</text:span><text:span text:style-name="T30">ie KGPZ ihre Attraktivität also vor allem aus dem gelehrten Teil ziehen.</text:span></text:p>
      <text:p text:style-name="P7"><text:span text:style-name="T26">Diese</text:span><text:span text:style-name="T31"> </text:span><text:span text:style-name="T32">Kombination von </text:span><text:span text:style-name="T31">politischer Zeitung und gelehrter Rezensionszeitschrift ist </text:span><text:span text:style-name="T32">eigentlich nicht zeittypisch</text:span><text:span text:style-name="T33">: Erfolgreiche zeitgenössische Vorbilder wie der </text:span><text:span text:style-name="T34">Hamburgische Unpartheyische Correspondent</text:span><text:span text:style-name="T32"> </text:span><text:span text:style-name="T33">im Politischen oder die </text:span><text:span text:style-name="T34">Allgemeine Deutsche Bibliothek</text:span><text:span text:style-name="T33"> </text:span><text:span text:style-name="T28">im</text:span><text:span text:style-name="T33"> </text:span><text:span text:style-name="T28">gelehrten Bereich</text:span><text:span text:style-name="T33"> zeigen, dass man Mitte des 18. Jahrhunderts eher nicht zur Mischung der Zeitungsbereiche neigte</text:span><text:span text:style-name="T30">.</text:span><text:span text:style-name="T33"> </text:span><text:span text:style-name="T35">Mit dem Zeitungstyp unterschied sich in der Regel auch das Format</text:span><text:span text:style-name="T28">,</text:span><text:span text:style-name="T35"> das Erscheinungsintervall</text:span><text:span text:style-name="T28"> und die Länge der Artikel</text:span><text:span text:style-name="T35">: Politische Zeitungen erschienen ein bis vier Mal wöchentlich, zweispaltig in größerem Format</text:span><text:span text:style-name="T28">, mit meist kurzen Artikeln</text:span><text:span text:style-name="T35">; </text:span><text:span text:style-name="T28">gelehrte Zeitschriften</text:span><text:span text:style-name="T35"> quartalsweise oder monatlich in Oktav</text:span><text:span text:style-name="T28"> mit ausführlicheren Rezensionen und Aufsätzen</text:span><text:span text:style-name="T35">. </text:span><text:span text:style-name="T28">Die KGPZ – mit ihrem zwei Mal wöchentlichen Erscheinen und dem zweispaltigen Layout – </text:span><text:span text:style-name="T36">war von der Aufmachung her also eine politische Zeitung, inhaltlich hatte sie aber einen gelehrten Schwerpunkt</text:span><text:span text:style-name="T28">. </text:span><text:span text:style-name="T30">A</text:span><text:span text:style-name="T33">naloge zeitgenössische </text:span><text:span text:style-name="T18">Presse</text:span><text:span text:style-name="T33">projekte</text:span><text:span text:style-name="T35">, die zwei Mal wöchentlich Rezensionen auf einer zweispaltig gesetzten Seite bringen,</text:span><text:span text:style-name="T33"> </text:span><text:span text:style-name="T30">sind</text:span><text:span text:style-name="T36"> dann</text:span><text:span text:style-name="T30"> auch </text:span><text:span text:style-name="T33">schwer auszumachen</text:span><text:span text:style-name="T26"> (davon abgesehen, dass die meisten politischen Zeitungen auch nebenbei gelehrte Anzeigen brachten)</text:span><text:span text:style-name="T33">. </text:span><text:span text:style-name="T36">Viele Auseinandersetzungen in der Redaktion lassen sich auch auf diesen grundlegenden Widerspruch zurückführen: Kanter wollte Kurzrezensionen und Anzeigen vor allem von lokalen Büchern, wie es </text:span><text:span text:style-name="T37">einerseits </text:span><text:span text:style-name="T36">den distributiven Zwecken seine</text:span><text:span text:style-name="T37">r Buchhandlung</text:span><text:span text:style-name="T36"> </text:span><text:span text:style-name="T38">auf dem deutschbaltischen B</text:span><text:span text:style-name="T37">u</text:span><text:span text:style-name="T38">chmarkt </text:span><text:span text:style-name="T36">entsprach</text:span><text:span text:style-name="T37">, andererseits aber auch dem Typus von Zeitung, die er herausgab, der eher dem einer politischen entsprach.</text:span><text:span text:style-name="T36"> </text:span><text:span text:style-name="T37">S</text:span><text:span text:style-name="T36">eine Autoren wollten indessen </text:span><text:span text:style-name="T2">tendenziell </text:span><text:span text:style-name="T36">längere, mehr in die Tiefe gehende Artikel und Rezensionen über deutschlandweit bekannte </text:span><text:span text:style-name="T38">Bücher</text:span><text:span text:style-name="T36"> schreiben</text:span><text:span text:style-name="T38">, wie es den überregional bekannten Rezensionszeitschriften entsprach, die sie rezipierten.</text:span></text:p>
      <text:p text:style-name="P8"><text:span text:style-name="T33">Der </text:span><text:span text:style-name="T31">Schwerpunkt</text:span><text:span text:style-name="T33"> de</text:span><text:span text:style-name="T30">s gelehrten Teils</text:span><text:span text:style-name="T33"> sollte </text:span><text:span text:style-name="T27">mithin</text:span><text:span text:style-name="T30"> </text:span><text:span text:style-name="T31">auf dem ostpreußischen und deutschbaltischen Büchermarkt</text:span><text:span text:style-name="T33"> liegen, mithin dezidiert regional sein, was besonders anfänglich in der Redaktion durchaus umstritten gewesen sein dürfte.</text:span><text:span text:style-name="T30"> So kündigte der Herausgeber Kanter im 42. Stück vom 25. Juni 1764 eine Neuausrichtung des gelehrten Teils an, nachdem Hamann kurz zuvor aus der Redaktion ausgeschieden war: „</text:span><text:span text:style-name="T39">In der Wahl der Bücher wird er [der Herausgeber Kanter] den Geschmack von Preußen und Curland sein vornehmstes Augenmerk seyn laßen; und das übrige </text:span><text:soft-page-break/><text:span text:style-name="T39">Deutschland völlig unsern Gegenden nachsetzen.</text:span><text:span text:style-name="T30">“</text:span><text:span text:style-name="T31"><text:note text:id="ftn7" text:note-class="footnote"><text:note-citation>7</text:note-citation><text:note-body><text:p text:style-name="P9">https://dev.koenigsberger-zeitungen.de/1764/42</text:p></text:note-body></text:note></text:span><text:span text:style-name="T32"> </text:span><text:span text:style-name="T19">Wie man an der Übersicht zu den Orten der rezensierten Werke sehen kann</text:span><text:span text:style-name="T19"><text:note text:id="ftn8" text:note-class="footnote"><text:note-citation>8</text:note-citation><text:note-body><text:p text:style-name="Footnote"><text:span text:style-name="T19">Vgl. </text:span>https://dev.koenigsberger-zeitungen.de/ort/</text:p></text:note-body></text:note></text:span><text:span text:style-name="T19"> – denn den Erscheinungsort des rezensierten Werkes zeigte normalerweise die Überschrift </text:span><text:span text:style-name="T27">bei</text:span><text:span text:style-name="T19"> Rezension</text:span><text:span text:style-name="T27">en an</text:span><text:span text:style-name="T19"> –</text:span><text:span text:style-name="T40">,</text:span><text:span text:style-name="T19"> blieben die rezensierten Werke dennoch über den gesamten deutschsprachigen Raum und Europa verteilt, jedoch mit einem spürbaren Akzent auf Nordostdeutschland und das Baltikum.</text:span></text:p>
      <text:p text:style-name="P10"><text:span text:style-name="T25">Für die Zensur des gelehrten Teils </text:span><text:span text:style-name="T16">der Zeitung </text:span><text:span text:style-name="T25">sollte die philosophische Fakultät der </text:span><text:span text:style-name="T6">Königsberger Universität</text:span><text:span text:style-name="T25"> verantwortlich sein, für den politischen Teil das ‚Königl</text:span><text:span text:style-name="T29">iche</text:span><text:span text:style-name="T25"> Officium fisci‘.</text:span><text:span text:style-name="T25"><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29"> </text:span><text:span text:style-name="T41">A</text:span><text:span text:style-name="T42">llzu aktiv darf man sich die Zensur im Zeitalter Friedrichs II. </text:span><text:span text:style-name="T2">indessen</text:span><text:span text:style-name="T41"> </text:span><text:span text:style-name="T42">nicht vorstellen;</text:span><text:span text:style-name="T41"> in politisch oder religiös heiklen Angelegenheiten sowie bei Beleidigungen und ‚unsittlichen‘ Inhalten griff sie zwar mitunter durch, ließ aber das allermeiste passieren; sie war </text:span><text:span text:style-name="T2">allerdings</text:span><text:span text:style-name="T41"> mit einem recht hohen Maß an Willkür verbunden.</text:span><text:span text:style-name="T41"><text:note text:id="ftn10" text:note-class="footnote"><text:note-citation>10</text:note-citation><text:note-body><text:p text:style-name="P11"><text:span text:style-name="T2">Die Anekdote eines konkreten </text:span><text:span text:style-name="T41">(Beleidigungs-)</text:span>Fall<text:span text:style-name="T2">es von </text:span><text:span text:style-name="T43">1780 </text:span><text:span text:style-name="T2">berichtet Hamann</text:span><text:span text:style-name="T43"> </text:span><text:span text:style-name="T2">einmal an Herder</text:span><text:span text:style-name="T27">, vgl. </text:span><text:span text:style-name="T2">&lt;</text:span><text:span text:style-name="T27">https://dev.hamann-ausgabe.de/HKB/Briefe/611#256-12</text:span><text:span text:style-name="T2">&gt;</text:span><text:span text:style-name="T27"> (</text:span><text:span text:style-name="T43">die dort erwähnten Stücke der KGPZ und der</text:span><text:span text:style-name="T44"> übrigen Zeitungen sind, soweit nicht angegeben, </text:span><text:span text:style-name="T45">leider </text:span><text:span text:style-name="T44">nicht überliefert).</text:span><text:span text:style-name="T43"> </text:span><text:span text:style-name="T27">Der Streit</text:span><text:span text:style-name="T43"> betraf</text:span><text:span text:style-name="T2"> einige </text:span><text:span text:style-name="T41">junge Königsberger Autoren</text:span><text:span text:style-name="T2"> </text:span><text:span text:style-name="T43">der </text:span><text:span text:style-name="T46">Preußischen Blumenlese</text:span><text:span text:style-name="T47"> bzw. </text:span><text:span text:style-name="T45">des </text:span><text:span text:style-name="T46">Tempe</text:span><text:span text:style-name="T48">,</text:span><text:span text:style-name="T43"> im Hintergrund </text:span><text:span text:style-name="T45">spielt </text:span><text:span text:style-name="T43">noch immer die </text:span><text:span text:style-name="T45">Konkurrenz des Kanterschen mit dem Hartungschen Buchladen</text:span><text:span text:style-name="T44">.</text:span></text:p></text:note-body></text:note></text:span><text:span text:style-name="T41"> – </text:span><text:span text:style-name="T42">Zur anfänglichen </text:span><text:span text:style-name="T7">Auflage </text:span><text:span text:style-name="T42">ist wenig bekannt. 1779, als Kanters Unternehmungen und die Zeitung schon recht im Zerfall begriffen waren, schreibt Hamann einmal an Herder, die „Zeitungsleser auswärtig u einheimische werden nicht viel über 200 ausmachen“.</text:span><text:span text:style-name="T42"><text:note text:id="ftn11" text:note-class="footnote"><text:note-citation>11</text:note-citation><text:note-body><text:p text:style-name="Footnote">https://dev.hamann-ausgabe.de/HKB/Briefe/574#149-16</text:p></text:note-body></text:note></text:span><text:span text:style-name="T42"> Anfänglich dürfte die Auflage deutlich höher, aber auch ziemlich schwankend gewesen sein; für das zweite Halbjahr </text:span><text:span text:style-name="T16">1764 notiert Hamann einmal, es seien 100 Pränumeranten oder mehr</text:span> <text:span text:style-name="T16">„</text:span>auf dies zweyte halbe Jahr abgegangen aber auch einige neue<text:span text:style-name="T16">“</text:span> <text:span text:style-name="T49">hinzu</text:span> gekommen.<text:note text:id="ftn12" text:note-class="footnote"><text:note-citation>12</text:note-citation><text:note-body><text:p text:style-name="Footnote">https://dev.hamann-ausgabe.de/HKB/Briefe/263#251-31; <text:span text:style-name="T16">‚Pränumerant‘ entspricht im zeitgenössischen Sprachgebrauch etwa dem späteren ‚Subskribent‘.</text:span></text:p></text:note-body></text:note><text:span text:style-name="T50"> </text:span><text:span text:style-name="T37">Vergleichsweise ist das nicht besonders hoch, jedenfalls im Vergleich zu den überregional bekannteren Zeitungen. Et</text:span><text:span text:style-name="T50">wa der </text:span><text:span text:style-name="T51">Altonaer </text:span><text:bookmark text:name="item-title"/><text:span text:style-name="T52">Reichs-Post-Reuter</text:span><text:span text:style-name="T50"> </text:span><text:span text:style-name="T37">hatte </text:span><text:span text:style-name="T50">schon im 18. J</text:span><text:span text:style-name="T53">ahr</text:span><text:span text:style-name="T50">h</text:span><text:span text:style-name="T53">undert</text:span><text:span text:style-name="T54"> Höchstauflagen von</text:span><text:span text:style-name="T50"> 14000</text:span><text:span text:style-name="T49">;</text:span><text:span text:style-name="T53"> der </text:span><text:span text:style-name="T55">Durchschnitt für</text:span><text:span text:style-name="T49"> Zeitungen</text:span><text:span text:style-name="T55"> </text:span><text:span text:style-name="T49">aus der</text:span><text:span text:style-name="T53"> zweite</text:span><text:span text:style-name="T49">n</text:span><text:span text:style-name="T55"> Hälfte des 18. </text:span><text:span text:style-name="T53">Jahrhunderts soll bei</text:span><text:span text:style-name="T55"> 600–700</text:span><text:span text:style-name="T53"> liegen.</text:span><text:span text:style-name="T50"><text:note text:id="ftn13" text:note-class="footnote"><text:note-citation>13</text:note-citation><text:note-body><text:p text:style-name="Footnote"><text:span text:style-name="T53">V</text:span>gl. Stöber, 69f.</text:p></text:note-body></text:note></text:span><text:span text:style-name="T55"> </text:span><text:span text:style-name="T56"><text:s/></text:span><text:span text:style-name="T53">D</text:span><text:span text:style-name="T56">ie erfolgreichen gelehrten Zeitschriften hatten auch deutlich höhere Auflagen, </text:span><text:span text:style-name="T57">Allgemeine Deutsche Bibliothek</text:span><text:span text:style-name="T56"> oder </text:span><text:span text:style-name="T58">Teutscher Merkur</text:span><text:span text:style-name="T59"> etwa </text:span><text:soft-page-break/><text:span text:style-name="T60">lagen bei </text:span><text:span text:style-name="T56">2500 in den </text:span><text:span text:style-name="T53">17</text:span><text:span text:style-name="T56">70ern</text:span><text:span text:style-name="T53"> (sie waren aber ebenfalls, wie gelehrte Zeitschriften überhaupt, überregional).</text:span><text:span text:style-name="T53"><text:note text:id="ftn14" text:note-class="footnote"><text:note-citation>14</text:note-citation><text:note-body><text:p text:style-name="Footnote"><text:span text:style-name="T53">V</text:span>gl. Stöber, 90<text:span text:style-name="T53">.</text:span></text:p></text:note-body></text:note></text:span><text:span text:style-name="T55"> </text:span><text:span text:style-name="T41">Der </text:span><text:span text:style-name="T55">Preis</text:span><text:span text:style-name="T41"> für die KGPZ beträgt</text:span><text:span text:style-name="T54"> „2 fl.“ für die Pränumeration pro Quartal,</text:span><text:span text:style-name="T49"> wie es in der Ankündigung heißt;</text:span><text:span text:style-name="T54"><text:note text:id="ftn15" text:note-class="footnote"><text:note-citation>15</text:note-citation><text:note-body><text:p text:style-name="Footnote">„Nachricht“<text:span text:style-name="T41"> – wie zitieren, wo über</text:span><text:span text:style-name="T2">haupt</text:span><text:span text:style-name="T41"> edieren?!?</text:span></text:p></text:note-body></text:note></text:span><text:span text:style-name="T41"> </text:span><text:span text:style-name="T54">ein Jahresabonnement </text:span><text:span text:style-name="T41">beliefe sich also</text:span><text:span text:style-name="T54"> </text:span><text:span text:style-name="T41">auf </text:span><text:span text:style-name="T54">8 Gulden oder 5 1/3 Reichsthaler; das </text:span><text:span text:style-name="T41">liegt</text:span><text:span text:style-name="T54"> wohl ziemlich </text:span><text:span text:style-name="T41">im zeitgenössischen Durchschnitt.</text:span><text:span text:style-name="T41"><text:note text:id="ftn16" text:note-class="footnote"><text:note-citation>16</text:note-citation><text:note-body><text:p text:style-name="Footnote"><text:span text:style-name="T41">V</text:span>gl. Stöber 73f.</text:p></text:note-body></text:note></text:span></text:p>
      <text:p text:style-name="P12"/>
      <text:p text:style-name="P12"/>
      <text:list text:continue-numbering="true" text:style-name="Outline">
        <text:list-item>
          <text:list>
            <text:list-item>
              <text:h text:style-name="Heading_20_2" text:outline-level="2">Die KGPZ<text:span text:style-name="T43">-Autoren</text:span> und <text:span text:style-name="T43">der </text:span>Verlauf <text:span text:style-name="T43">der Zeitung </text:span>bis in die 1780er<text:span text:style-name="T43"> Jahre</text:span></text:h>
            </text:list-item>
          </text:list>
        </text:list-item>
      </text:list>
      <text:p text:style-name="P13"/>
      <text:p text:style-name="HT_5f_Stumpf"><text:span text:style-name="T5">Die </text:span><text:span text:style-name="T12">Schriftsteller, </text:span><text:span text:style-name="T61">welche Kanter für sein Zeitungsprojekt </text:span><text:span text:style-name="T62">als Beiträger und Redakteure gewinnen konnte</text:span><text:span text:style-name="T61">,</text:span><text:span text:style-name="T5"> hatte</text:span><text:span text:style-name="T12">n</text:span><text:span text:style-name="T5"> teilweise bereits in </text:span><text:span text:style-name="T62">den frühen 1750er Jahren in </text:span><text:span text:style-name="T5">der moralischen Wochenschrift </text:span><text:span text:style-name="T63">Daphne</text:span><text:span text:style-name="T5"> zusammengearbeitet,</text:span><text:span text:style-name="T5"><text:note text:id="ftn17" text:note-class="footnote"><text:note-citation>17</text:note-citation><text:note-body><text:p text:style-name="P14">Zu <text:span text:style-name="T13">Daphne vgl. Hamann-Register-Eintrag?</text:span></text:p></text:note-body></text:note></text:span><text:span text:style-name="T5"> </text:span><text:span text:style-name="T12">so die beiden Redakteure des ersten Jahrgangs, Hamann </text:span><text:span text:style-name="T24">und</text:span><text:span text:style-name="T12"> </text:span>Johann Friedrich Lauson.<text:note text:id="ftn18" text:note-class="footnote"><text:note-citation>18</text:note-citation><text:note-body><text:p text:style-name="P14">Zu Lauson vgl. <text:span text:style-name="T13">Hamann-Register-Eintrag </text:span>oder Kohnen-Aufsatz?</text:p></text:note-body></text:note> <text:span text:style-name="T64">Vor allem die Rezensionen und auch sonst fast alle Beiträge zur Zeitung erschienen zwar zeittypisch anonym oder allenfalls mit einem Kürzel signiert. Viele Beiträger lassen sich indessen rekonstruieren, vor allem anhand der</text:span><text:span text:style-name="T62"> gut überlieferten Briefe Hamanns an Johann Gotthelf Lindner</text:span><text:span text:style-name="T62"><text:note text:id="ftn19" text:note-class="footnote"><text:note-citation>19</text:note-citation><text:note-body><text:p text:style-name="Footnote"><text:span text:style-name="T16">Z</text:span>u Lindner, Hamann-Register-Eintrag?</text:p></text:note-body></text:note></text:span><text:span text:style-name="T62"> und dem Briefwechsel mit Herder.</text:span><text:span text:style-name="T62"><text:note text:id="ftn20" text:note-class="footnote"><text:note-citation>20</text:note-citation><text:note-body><text:p text:style-name="Footnote">Verweis zu ZH/HKB</text:p></text:note-body></text:note></text:span><text:span text:style-name="T62"> </text:span><text:span text:style-name="T64">Durch diese Briefe bekommt man auch einen </text:span><text:span text:style-name="T16">guten</text:span><text:span text:style-name="T64"> Einblick in die Redaktionsvorgänge einer Zeitung in den 1760er Jahren</text:span><text:span text:style-name="T40">.</text:span><text:span text:style-name="T64"> </text:span><text:span text:style-name="T40">D</text:span><text:span text:style-name="T64">er erste Jahrgang der KGPZ und die drei Monate von Hamanns Redakteurstätigkeit sind denn auch der am intensivsten untersuchte Zeitabschnitt der KGPZ.</text:span><text:span text:style-name="T64"><text:note text:id="ftn21" text:note-class="footnote"><text:note-citation>21</text:note-citation><text:note-body><text:p text:style-name="Footnote">[Vgl. Pupi etc., Klopfer etc.]</text:p></text:note-body></text:note></text:span><text:span text:style-name="T64"> </text:span></text:p>
      <text:p text:style-name="P15"><text:span text:style-name="T62">Neben den selbst geschriebenen Beiträgen der Redakteure finde</text:span><text:span text:style-name="T64">t</text:span><text:span text:style-name="T62"> sich im ersten Jahrgang weiterhin </text:span>ein Aufsatz über mehrere Stücke von Kant (<text:span text:style-name="T65">Über die Krankheiten des Kopfes</text:span>) <text:span text:style-name="T62">sowie eine Rezension von ihm,</text:span><text:span text:style-name="T66"><text:note text:id="ftn22" text:note-class="footnote"><text:note-citation>22</text:note-citation><text:note-body><text:p text:style-name="P14">Verweis auf KGPZ-Eintrag</text:p></text:note-body></text:note></text:span> außerdem einige Gedichte und eine Rezension des 19jährigen<text:span text:style-name="T62"> Herder</text:span>.<text:note text:id="ftn23" text:note-class="footnote"><text:note-citation>23</text:note-citation><text:note-body><text:p text:style-name="P14">Verweis auf KGPZ-Eintrag</text:p></text:note-body></text:note> An eher lokal bekannten Personen gibt es noch <text:soft-page-break/>etwa den Lehrer am Fridericianum Gottlob Schlegel<text:note text:id="ftn24" text:note-class="footnote"><text:note-citation>24</text:note-citation><text:note-body><text:p text:style-name="P14">Verweis auf KGPZ-Eintrag</text:p></text:note-body></text:note> <text:span text:style-name="T7">oder</text:span> den seinerzeitigen Feldprediger in Bartenstein und späteren Erzbischof und Kant-Biographen Ludwig Ernst Borowski.<text:note text:id="ftn25" text:note-class="footnote"><text:note-citation>25</text:note-citation><text:note-body><text:p text:style-name="P14">Verweis auf KGPZ-Eintrag. – Z<text:span text:style-name="T64">u einer Übersicht über die Beiträger und rezensierten Werke in den ersten drei Monaten der KGPZ vgl. Klopfer, </text:span><text:span text:style-name="T7">380f.</text:span></text:p></text:note-body></text:note> <text:span text:style-name="T67">In bald folgenden Jahrgängen lieferten auch die </text:span><text:span text:style-name="T64">später </text:span><text:span text:style-name="T24">sehr bekannten</text:span><text:span text:style-name="T67"> </text:span><text:span text:style-name="T64">Königsberger </text:span><text:span text:style-name="T67">Schriftsteller Theodor Gottlieb Hippel und Johann George Scheffner Beiträge für die KGPZ.</text:span><text:span text:style-name="T67"><text:note text:id="ftn26" text:note-class="footnote"><text:note-citation>26</text:note-citation><text:note-body><text:p text:style-name="P16">Vgl. KGPZ-Register-Einträge</text:p></text:note-body></text:note></text:span><text:span text:style-name="T67"> – </text:span><text:span text:style-name="T68">Es</text:span><text:span text:style-name="T67"> versammelte sich also, </text:span><text:span text:style-name="T68">insgesamt betrachtet,</text:span><text:span text:style-name="T67"> </text:span><text:span text:style-name="T68">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7"><text:span text:style-name="T68">Dass es nicht dazu kam, lag in erster Linie daran, dass es Kanter nicht gelang, die hohen intellektuellen Ansprüche seiner Redakteure und Beiträger mit seinem Interesse an einer publikumswirksamen und populären Zeitung zu vereinbaren, die auch den </text:span><text:span text:style-name="T69">Absatz</text:span><text:span text:style-name="T68"> in seinem Buchladen </text:span><text:span text:style-name="T32">vor</text:span><text:span text:style-name="T68">antreibt. Auch </text:span><text:span text:style-name="T70">sein</text:span><text:span text:style-name="T68"> </text:span><text:span text:style-name="T32">‚</text:span><text:span text:style-name="T68">windiger</text:span><text:span text:style-name="T32">‘</text:span><text:span text:style-name="T68"> Charakter </text:span><text:span text:style-name="T32">und</text:span><text:span text:style-name="T68"> </text:span><text:span text:style-name="T70">die</text:span><text:span text:style-name="T32"> Neigung, sich enthusiastisch auf neue Projekte zu stürzen, sie aber </text:span><text:span text:style-name="T69">ebenso bald zu vernachlässigen, mag eine Rolle gespielt haben.</text:span><text:span text:style-name="T69"><text:note text:id="ftn27" text:note-class="footnote"><text:note-citation>27</text:note-citation><text:note-body><text:p text:style-name="P18">Kohnen, Verhudelung, S. 16f.</text:p></text:note-body></text:note></text:span><text:span text:style-name="T69"> </text:span><text:span text:style-name="T70">Bereits das erste Stück, so teilt Hamann Lindner vertraulich mit, sei ziemlich „verhudelt“ und von den „</text:span>100 Verdrüslichkeiten<text:span text:style-name="T70">“, die er in seinem Redakteursposten voraus</text:span><text:span text:style-name="T71">ehe</text:span><text:span text:style-name="T70">, erwarte er keine größere als von dem „Temperament </text:span>meines Verlegers<text:span text:style-name="T70">“; Kanter wolle „</text:span>nichts haben als Mittel, die Bücher abzusetzen<text:span text:style-name="T70">“ und „diese eigennützige und niedrige Absichten verheelt er sich selbst unter den prächtigen Redensarten vom Geschmack des Publici und dergl. mehr“.</text:span><text:span text:style-name="T70"><text:note text:id="ftn28" text:note-class="footnote"><text:note-citation>28</text:note-citation><text:note-body><text:p text:style-name="P19"><text:span text:style-name="T71">&lt;</text:span>https://dev.hamann-ausgabe.de/HKB/Briefe/<text:span text:style-name="T71">257</text:span>#<text:span text:style-name="T71">235</text:span>-1<text:span text:style-name="T71">9&gt; (Z. 19–32)</text:span></text:p></text:note-body></text:note></text:span><text:span text:style-name="T71"> Für Hamann hatte der Redakteursposten also „wenig Reitz“ und trotz eines Angebots für einen Jahresvertrag auf 400 Gulden verließ er die Zeitung als Redakteur bereits Mitte Mai 1764</text:span><text:span text:style-name="T72">.</text:span><text:span text:style-name="T72"><text:note text:id="ftn29" text:note-class="footnote"><text:note-citation>29</text:note-citation><text:note-body><text:p text:style-name="P20"><text:span text:style-name="T73">&lt;</text:span>https://dev.hamann-ausgabe.de/HKB/Briefe/<text:span text:style-name="T71">25</text:span><text:span text:style-name="T73">8</text:span>#<text:span text:style-name="T71">23</text:span><text:span text:style-name="T73">8</text:span>-1<text:span text:style-name="T73">1&gt; (Z. 11–17)</text:span>, <text:span text:style-name="T73">vgl. &lt;</text:span>https://dev.hamann-ausgabe.de/HKB/Briefe/<text:span text:style-name="T71">2</text:span><text:span text:style-name="T73">63</text:span>#<text:span text:style-name="T73">250</text:span>-<text:span text:style-name="T73">24&gt;</text:span> und <text:span text:style-name="T73">&lt;</text:span>https://dev.hamann-ausgabe.de/HKB/Briefe/<text:span text:style-name="T71">2</text:span><text:span text:style-name="T73">66</text:span>#<text:span text:style-name="T73">255</text:span>-<text:span text:style-name="T73">18&gt;.</text:span></text:p></text:note-body></text:note></text:span><text:span text:style-name="T74"> – Dem Absatz für seinen Buchladen dienten auch die zahlreichen Bücher- und Verkaufslisten des Kanterschen Buchladens, die in den Zeitungen abgedruckt sind [einige Verweise, auch auf die Kategorie], später auch in ganzen Beilagen</text:span><text:span text:style-name="T9">.</text:span><text:span text:style-name="T74"> </text:span><text:span text:style-name="T9">S</text:span><text:span text:style-name="T74">ie können heute als ein relativ präziser Überblick darüber dienen, was im Königsberg der 1760er Jahre an neuerschienenen Büchern verfügbar war; etwa ein Vergleich mit den Messkatalogen der Leipziger Buchmesse</text:span><text:span text:style-name="T75">n</text:span><text:span text:style-name="T74"> </text:span><text:span text:style-name="T75">würde sich </text:span><text:soft-page-break/><text:span text:style-name="T75">lohnen</text:span><text:span text:style-name="T74">.</text:span><text:span text:style-name="T74"><text:note text:id="ftn30" text:note-class="footnote"><text:note-citation>30</text:note-citation><text:note-body><text:p text:style-name="P21">Zu den Messkatalogen vgl. Michael Pilz: „Den 21. brachte Kant den Messkatalog.“ Zur Praxeologie und Geschichte eines literarischen Informationsmediums im 18. Jahrhundert.</text:p></text:note-body></text:note></text:span></text:p>
      <text:p text:style-name="P22"><text:span text:style-name="T73">Um den Widerspruch von intellektuellem Niveau und populärer Verständlichkeit zu adressieren, der die ersten Monate der Zeitung offenbar prägte, richtete sich </text:span>Kanter <text:span text:style-name="T73">in einem Artikel vom 25. Juni </text:span>pers<text:span text:style-name="T73">ö</text:span>nlich an die Leser<text:span text:style-name="T74">, und zwar</text:span> <text:span text:style-name="T73">mit der Ankündigung eines</text:span> ausw<text:span text:style-name="T73">ä</text:span>rtigen Redakteur<text:span text:style-name="T73">s</text:span>,<text:span text:style-name="T73"> </text:span>nachdem er <text:span text:style-name="T74">„</text:span>wahrgenommen hat, das verschiedne der bisherigen [Zeitungen]<text:span text:style-name="T73"> </text:span>dem Wunsche der Leser nicht v<text:span text:style-name="T74">ö</text:span>llig genug zu thun geschienen<text:span text:style-name="T74">.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1" text:note-class="footnote"><text:note-citation>31</text:note-citation><text:note-body><text:p text:style-name="Footnote">https://dev.koenigsberger-zeitungen.de/1764/42</text:p></text:note-body></text:note> Herder wird dieses St<text:span text:style-name="T40">ü</text:span>ck sp<text:span text:style-name="T74">ä</text:span>ter einen „Schand- u. Liebespfal“<text:span text:style-name="T75"> </text:span>nennen,<text:note text:id="ftn32" text:note-class="footnote"><text:note-citation>32</text:note-citation><text:note-body><text:p text:style-name="P23"><text:span text:style-name="T72">https://dev.hamann-ausgabe.de/HKB/Briefe/</text:span><text:span text:style-name="T75">316</text:span><text:span text:style-name="T72">#</text:span><text:span text:style-name="T75">359</text:span><text:span text:style-name="T72">-1</text:span><text:span text:style-name="T75">9</text:span></text:p></text:note-body></text:note> der Hamann einen guten Monat nach seinem Abschied als Redakteur von Kanter<text:span text:style-name="T75"> </text:span>gesetzt wurde<text:span text:style-name="T75">.</text:span> <text:span text:style-name="T75">Tatsächlich lieferte Hamann bis 1781 immer wieder Beiträge, meistens mit schlechtem Gewissen, da er der Zeitungsarbeit doch </text:span><text:span text:style-name="T76">zuvor </text:span><text:span text:style-name="T75">entsagt </text:span><text:span text:style-name="T76">hatte </text:span><text:span text:style-name="T75">[Beispiel; vgl. die Beiträge-Liste https://dev.koenigsberger-zeitungen.de/akteure/hamann]. Auch Herder bis etc. [vgl. https://dev.koenigsberger-zeitungen.de/akteure/herder]. Da er dann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77">einige Gelegenheitsartikel</text:span><text:span text:style-name="T75">; </text:span><text:span text:style-name="T77">er </text:span><text:span text:style-name="T75">war aber ansonsten</text:span><text:span text:style-name="T77"> auch</text:span><text:span text:style-name="T75"> eher ein Leser der Hartungschen Zeitung [Nachweis?].</text:span></text:p>
      <text:p text:style-name="HT_5f_Stumpf"/>
      <text:p text:style-name="P24">Anzeichen des Niedergangs <text:span text:style-name="T68">gab es </text:span><text:span text:style-name="T69">also </text:span>gleich zu Beginn<text:span text:style-name="T75">.</text:span> Erstaunlich ist es dann <text:span text:style-name="T68">eher</text:span>, dass die KGPZ sich so lange <text:span text:style-name="T68">hielt</text:span>. Das Versprechen, zentrales Organ des ›Königsberger Jahrhunderts‹ zu sein, konnten die KGPZ zwar nie einhalten, immer<text:span text:style-name="T76">hin</text:span> konnte sich das Blatt aber weitaus länger halten als die meisten, zumeist kurzlebigen Periodika der Zeit. Und Auch der Niedergang und Verkauf in den 1780ern lag nicht an den KGPZ, sondern am Niedergang von Kanters sonstigen Geschäften.</text:p>
      <text:p text:style-name="P25">In den seit dem 19. Jahrhundert bekannten Privatbriefen der berühmten Königsberger Schriftsteller und Philosophen herrscht vor allem ein Ton vor, wenn es um die <text:soft-page-break/>KGPZ geht, und zwar der von Beschwerde über ihren Niedergang und Satire. Vor allem Herders Briefe an Hamann sind voll davon etc.; er wendete sich dann auch bald ab und schrieb ab etc. gar nichts mehr. Hamann nahm sich immer wieder vor, für die KGPZ nichts mehr zu schreiben, tat es dann aber doch wieder, und bis in die frühen 80er. Kant soll in den 70ern sowieso eher die Hartungsche Zeitung gelesen haben. Hippel etc.</text:p>
      <text:p text:style-name="P26">Wandel hin zu mehr gelehrten Beilagen<text:span text:style-name="T78"> (wann?) – Faden von oben zum Widerspruch von politischen und gelehrten Zeitungen aufnehmen: die gelehrten Beilagen waren ein Versuch, mit diesem Widerspruch umzugehen. Lange Rezensionen im gelehrten Teil über viele Stücke hinweg, die teilweise auch nur eine Spalte gingen, da auch noch Platz für die kürzeren sein sollte, waren außerdem publikationstechnisch wenig elegant.</text:span></text:p>
      <text:p text:style-name="P27">Auch ein Absatz zu Hippel und den Theaterrezensionen 1768 (oder wann?)</text:p>
      <text:p text:style-name="P26"><text:span text:style-name="T78">Ein Absatz zum </text:span>Nachdruck der Kalender 1770f.<text:span text:style-name="T78">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 der menschliche Körper etc.; irgendwie zusammenhängend, erscheint immer Freitags (also erheblich erhöhte Frequenz, immer zwei Seiten) , auch über Fortsetzungen, aber auch unter Einzelüberschriften; nie ein Autor; erstmal unter Kategorie "enzyklo-beilage" und die Einzelüberschriften mit den Erstreckungen erfasst – woher kommt das? Kanter wird da kaum selbst Nachforschungen unternommen haben; Gesamtaufbau und Details in den Statistiken sind identisch mit dem »Almanach de Gotha« 1771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 bei der Musenalm fragen!!! 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text:soft-page-break/>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26"/>
      <text:p text:style-name="P3"/>
      <text:p text:style-name="HT_5f_Stumpf"><text:span text:style-name="T79">Die</text:span><text:span text:style-name="T78"> </text:span>Redakteure <text:span text:style-name="T78">der</text:span> KGPZ</text:p>
      <text:p text:style-name="P28"><text:span text:style-name="T78">Die Organisationsstruktur der KGPZ sah Kanter als Verleger und Herausgeber in der obersten Position</text:span><text:span text:style-name="T43">. Die Entscheidungen im alltäglichen Geschäft hatte jedoch der Redakteur zu treffen: Die Korrespondenz mit den Beiträgern, Entscheidungen darüber, welche Einsendungen gedruckt werden, wie sie gekürzt werden etc. Kanter griff wohl höchstens gelegentlich und wenn er durch etwas gestört wurde ein etc. Die allgemeine Linie des Blattes, etwa auch welche Arten von Rezensionen gebracht werden, ihre Länge und Gegenstand (Hamann: Michaelis-Rezension, Trescho: lokale </text:span><text:span text:style-name="T80">homiletische Publikationen), lag also recht maßgeblich am Redakteur. Daher ist es von Nutzen zu wissen, wer wann Redakteur war, auch wenn es nie öffentlich verkündet wurde und man also stets auf Sekundärquellen angewiesen ist</text:span><text:span text:style-name="T76">.</text:span></text:p>
      <text:p text:style-name="P29"/>
      <text:p text:style-name="P30">wie ists mit dem Redakteur des politischen Teils? Wird kaum jemals erwähnt</text:p>
      <text:p text:style-name="HT_5f_Stumpf"/>
      <text:list text:continue-numbering="true" text:style-name="Outline">
        <text:list-item>
          <text:list>
            <text:list-item>
              <text:h text:style-name="Heading_20_2" text:outline-level="2"><text:span text:style-name="T80">Das Ende der KGPZ und die</text:span> Überlieferung heute</text:h>
            </text:list-item>
          </text:list>
        </text:list-item>
      </text:list>
      <text:p text:style-name="HT_5f_Stumpf"/>
      <text:p text:style-name="HT_5f_Stumpf">Die Frage, bis wann die KGPZ existierten, ist nicht so leicht zu beantworten<text:span text:style-name="T81">, besonders da nach 1772 keine Jahrgänge der Kanterschen Zeitungen heute noch überliefert sind</text:span>.<text:span text:style-name="T81"> In dem einzigen danach erhaltenen Jahrgang, nämlich von 1799, </text:span><text:span text:style-name="T82">läuft</text:span><text:span text:style-name="T81"> die Zeitung zwar nach wie vor</text:span><text:span text:style-name="T82"> unter dem Titel</text:span><text:span text:style-name="T81"> </text:span><text:span text:style-name="T83">Königsbergische Gelehrte und Politische Zeitungen,</text:span><text:span text:style-name="T81"> sie bringt aber im Wesentlichen nur noch politische Nachrichten und Anzeigen</text:span><text:span text:style-name="T9">.</text:span><text:span text:style-name="T9"><text:note text:id="ftn0" text:note-class="footnote"><text:note-citation>33</text:note-citation><text:note-body><text:p text:style-name="P31"><text:span text:style-name="T84">GStA </text:span><text:span text:style-name="T85">47,8</text:span><text:span text:style-name="T86">.</text:span></text:p></text:note-body></text:note></text:span><text:span text:style-name="T81"> </text:span><text:span text:style-name="T9">Der </text:span><text:span text:style-name="T81">Herausgeber </text:span><text:span text:style-name="T9">wird </text:span><text:span text:style-name="T81">nicht </text:span><text:span text:style-name="T9">genannt</text:span><text:span text:style-name="T81">, </text:span><text:span text:style-name="T84">aus den</text:span><text:span text:style-name="T81"> Buchanzeigen </text:span><text:span text:style-name="T84">für die Buchhandlung </text:span><text:span text:style-name="T87">des Kant-Verlegers</text:span><text:span text:style-name="T81"> Friedrich Nicolovius</text:span><text:span text:style-name="T84"> ist aber zu schließen, dass </text:span><text:span text:style-name="T87">dieser</text:span><text:span text:style-name="T84"> </text:span><text:soft-page-break/><text:span text:style-name="T84">die Zeitungen</text:span><text:span text:style-name="T81"> mittlerweile </text:span><text:span text:style-name="T84">herausgab</text:span><text:span text:style-name="T81">.</text:span><text:span text:style-name="T84"> Was war in der Zwischenzeit geschehen?</text:span><text:span text:style-name="T82"> </text:span></text:p>
      <text:p text:style-name="P32"><text:span text:style-name="T88">Der umtriebige Kanter – Mitte der 1770er war er Lotteriedirektor in Königsberg, Buchhändler und Verleger, betrieb eine Papiermühle auf dem Gut Trutenau, nebenbei </text:span>eine Schriftgießerei und eine Fabrik für Pressspanplatten<text:span text:style-name="T88"> – übernahm sich zusehends mit seinen Unternehmungen. 1777 schrieb Hippel einmal an Scheffner: „Der Rüstige war heute morgen bei mir. Er hat den Kopf so voll Projekte, da</text:span><text:span text:style-name="T89">ß</text:span><text:span text:style-name="T88"> ich darüber schwindelig geworden.“</text:span><text:span text:style-name="T88"><text:note text:id="ftn33" text:note-class="footnote"><text:note-citation>34</text:note-citation><text:note-body><text:p text:style-name="P33"><text:span text:style-name="T90">Z</text:span>it. nach Dreher, 197</text:p></text:note-body></text:note></text:span><text:span text:style-name="T88"> </text:span><text:span text:style-name="T89">Die Vielzahl seiner Projekte waren teils erheblich verschuldet</text:span><text:span text:style-name="T88"> und </text:span><text:span text:style-name="T89">spätestens ab</text:span><text:span text:style-name="T88"> 177</text:span><text:span text:style-name="T89">9 </text:span><text:span text:style-name="T88">drohte der Bankrott</text:span><text:span text:style-name="T89">. Im Februar dieses Jahres berichtet Hamann </text:span><text:span text:style-name="T90">gegenüber </text:span><text:span text:style-name="T89">Herder: „hier geht alles zu Grunde, und man vermuthet sich alle Tage den Einfall des Himmels. Die Lotterie wird aufgehoben – und Sie sollten das Schloß von Papiermühle in Trutenau nebst der daselbst angelegten Schriftgießerey sehen!“</text:span><text:span text:style-name="T89"><text:note text:id="ftn34" text:note-class="footnote"><text:note-citation>35</text:note-citation><text:note-body><text:p text:style-name="P34">https://dev.hamann-ausgabe.de/HKB/Briefe/545#54-11<text:span text:style-name="T90">. – </text:span><text:span text:style-name="T89">Im Januar 1780 noch drastischer: Seit Jahren führe der Buchladen keine Neuerscheinungen von den Buchmessen mehr, die Leser der Zeitung schwinden, Papiermühle und</text:span><text:span text:style-name="T90"> Schriftgießere</text:span><text:span text:style-name="T89">i seien auf 50000 Gulden verschuldet, die Lotterie werde demnächst auf 18000 Gulden gepfändet</text:span><text:span text:style-name="T90"> (https://dev.hamann-ausgabe.de/HKB/Briefe?id=574</text:span><text:span text:style-name="T89">#149-17</text:span><text:span text:style-name="T90">)</text:span><text:span text:style-name="T89">.</text:span></text:p></text:note-body></text:note></text:span><text:span text:style-name="T89"> </text:span><text:span text:style-name="T90">Der Niedergang von Kanters Buchhandlung ging mit dem der KGPZ einher, die immer mehr Leser verlor; von einem weiteren Qualitätsverlust zu schweigen. Kanters Buchhandlung und Zeitung standen ab 1780 zum Verkauf; zunächst wollte der Konkurrent Hartung sie übernehmen, was sich aber zerschlug.</text:span><text:span text:style-name="T90"><text:note text:id="ftn35" text:note-class="footnote"><text:note-citation>36</text:note-citation><text:note-body><text:p text:style-name="Footnote">Rehberg, 108</text:p></text:note-body></text:note></text:span><text:span text:style-name="T90"> </text:span><text:span text:style-name="T91">Vor der Leipziger Ostermesse 1781 gingen Buchhandlung und Zeitung in den Besitz seines ehemaligen Angestellten Friedrich David Wagner sowie dem Berliner Buchhändler Carl Gottlob Dengel über, der schon seit einiger Zeit versuchte, in Königsberg Fuß zu fassen.</text:span><text:span text:style-name="T91"><text:note text:id="ftn36" text:note-class="footnote"><text:note-citation>37</text:note-citation><text:note-body><text:p text:style-name="P35">Vgl. Hamann-<text:span text:style-name="T92">Brief-</text:span>Zitat?!? und Dreher, 197f.</text:p></text:note-body></text:note></text:span><text:span text:style-name="T91">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92"><text:tab/><text:tab/><text:tab/>Wagner und Dengel</text:span><text:span text:style-name="T92"><text:note text:id="ftn37" text:note-class="footnote"><text:note-citation>38</text:note-citation><text:note-body><text:p text:style-name="P36">Zit. nach Dreher, 198.</text:p></text:note-body></text:note></text:span></text:p>
      <text:p text:style-name="P37"/>
      <text:p text:style-name="P38"><text:s/><text:span text:style-name="T92">Weiter mit Dreher 198f.: </text:span>Wagner stieg 1783 aus, Dengel 1787 bankrott. <text:s/>S. 201 <text:soft-page-break/>zum Kauf der Kanterschen Zeitung aus der Konkursmasse 1787 an schnell wechselnde Eigentümer, 1789 kauften Kanters Brüder die Zeitung und führten sie bis 1796 weiter (sogar ein Zitat ihres Abschiedsgedicht<text:span text:style-name="T9">s</text:span>!) – danach ging die KGPZ wohl irgendwann an Nicolovius; nach 1799 verliert sich die Spur.</text:p>
      <text:p text:style-name="P39">KGPZ war schon im 19. Jh. recht rar. Rudolf Haym schreibt 1873: »wenn die früheren, von Dr. Suphan bereits mit Erfolg auf Herder’sche Beiträge durchmusterten Bände der KGPZ bis auf wenige Exemplare verschwunden sind, so dürfte vollends das Exemplar des Jahrgangs 1774, dem der hier in Rede stehende Aufsatz entnommen ist, ein Unicum sein. Dasselbe befindet sich im Besitz der Alterthumsgesellschaft Prussia in Königsberg und ist dem Unterzeichneten durch die Freundlichkeit von deren derzeitigem Sekretair, Herrn Staatsarchivar Dr. Meckelburg zugänglich geworden.« – Ob das Exemplar 1944/45 noch in der Prussia-Sammlung bzw. ihrem Archiv war, ist natürlich unsicher (könnte ans Königsberger Staatsarchiv oder an die UB gegeben worden sein); die Sammlung wurde dann zerstreut und leicht geplündert, befindet sich heute Teils in Allenstein, Kaliningrad und Berlin, schwer durchschaubar, man könnte aber mal allgemein bei &lt;https://www.prussia-gesellschaft.de/Kontakt/&gt; nachfragen, ob die einem Recherchetipps geben können.</text:p>
      <text:p text:style-name="P39"/>
      <text:p text:style-name="P40">Zu Hamann-Forschung, Reichardt, Lessing</text:p>
      <text:p text:style-name="P39">Reichardt: vgl. HKB 560 (92/30–33) und HKB 561 (95/8–13): Es geht um Georg Friedrich Johns vernichtende Rezension von Reichardts »Leben des berühmten Tonkünstlers Heinrich Wilhelm Gulden, Berlin 1779, Mylius«, vgl. dazu Vera Viehöver: Schreiben über den musikalischen Menschen, in: Zeitschrift für Germanistik 31 (2021, H. 2), S. 25–39; außerdem Andreas Anglet in Reichardt und die Literatur (2003), S. 12: »Trotz umfangreicher Recherchen und Anfragen bei allen Institutionen, über die ich hoffen durfte, das Exemplar einer Ausgabe der Königsbergischen gelehrten und politischen Zeitung (sic) mit Johns Rezension zugänglich gemacht zu bekommen, ist es mir nicht gelungen, ihrer habhaft zu werden. So muß ich mich bei den Rückschlüssen auf ihren Inhalt maßgeblich auf Äußerungen Hamanns und Reichardts beziehen.«</text:p>
      <text:p text:style-name="P39"/>
      <text:p text:style-name="P41">Zu Nadlers Edition von Hamanns Beiträgen für die KGPZ in N IV: Es ist aller Wahrscheinlichkeit nach so, dass Nadler überhaupt keine Jahrgänge der KGPZ zur Verfügung hatte oder sie zumindest nicht für seine Edition benutzt hat, sondern alles <text:soft-page-break/>von Roth und Unger abgekupfert hat. Seine Nachweise im Apparat von Bd. 4 und in Die Hamannausgabe sind äußerst spärlich, aber im Verzeichnis in Die Hamannausgabe, 216–218 etwas detaillierter. Wenn man sich Hamanns Selbstanzeige des Selbstgesprächs eines Autors in N IV,377 genauer anschaut, merkt man, dass auch die von Roth abgeschrieben wurde (in den Nachweisen ohne Quellenangabe): In HKB 386 schreibt Hamann den kurzen Text für Herder ab (Handschrift erhalten), bei Roth V,32 ist das zuerst abgedruckt: Nadler geht in graphischen Details wie »2« vs »zwey«, »,« vs. »;« »in B. und kostet 15 gl.« vs. »in B.« exakt nach Roth und nicht nach der Handschrift, auch nicht nach dem Druck, wo der Preis stehen sollte und Berlin ausgeschrieben. – Hamanns Beschwerde über die Intrigen Mien Man Hoams etc. im nächsten Stück N IV 378 ist fast identisch, nur 378/6f. »Furcht bringenden Namen« –&gt; »Frucht bringenden Namen« bei Roth, aber vmtl. Druckfehler, wobei Roth viel plausibler ist, weil stehende Wendung, fruchtbringende Gesellschaft etc.; außerdem 378/11 »758« –&gt; »758.« (unwichtig), 378/15 »steht« –&gt; »stehe« (wieder Roth sinnvoller)</text:p>
      <text:p text:style-name="P41"/>
      <text:p text:style-name="P41">Nadler, Die Hamannausgabe, 35 deutet an, er hätte alles genau geprüft: »So sind denn Hamanns Beiträge zu Zeitschriften und Zeitungen ziemlich leicht zu übersehen. Denn sie halten sich in den engen Grenzen einiger weniger Blätter und werden von gesprächigen Briefzeugnissen begleitet. Eine gründliche Nachprüfung des Tatbestandes kann dem Herausgeber freilich nicht erlassen werden, zumal ja ein nicht unerheblicher Teil von Hamanns Einzelschriften mit ihren ersten Fassungen in solchen Zeitblattbeiträgen steckt.« Oder er war halt kein gründlicher Herausgeber</text:p>
      <text:p text:style-name="P41">in N IV,488 etwas bescheidener: »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p>
      <text:p text:style-name="P41">Er hat also das Verzeichnis in den 30ern am Original in Königsberg gemacht, aber die Textkonstitution nach WW2 anhand von Roth? oder hat er alles von Roth und lügt hier? – Auch in Nadler, Die Hamannausgabe, 216 schreibt er: »Das folgende Verzeichnis wird mit allem Vorbehalt gegeben, da eine besondere Untersuchung von Hamanns Zeitungsarbeiten noch aussteht.« – müsste man alle mal mit Original (soweit vorhanden) und Roth oder Unger abgleichen, aber fragt sich, ob die Arbeit <text:soft-page-break/>sich lohnt auch mit</text:p>
      <text:p text:style-name="P41">S. 213 listet einige Nummern in Stabi, Nachlass Herder von 1775/76; auch »1774, Nr. 4: Schaffhausen MinB. / Nr. 519. Bündel F.«</text:p>
      <text:p text:style-name="P41">am Ende: »Ein Exemplar der Zeitung von 1764 bis 1788, dem nur der Jahrgang 1787 fehlt: Königsberg St. u. UB.« In Königsberg gabs also alles, seitdem verscholle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3</text:page-number><text:span text:style-name="MT2">/</text:span><text:span text:style-name="MT2"><text:page-count>13</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1H8M47S</meta:editing-duration>
    <meta:editing-cycles>155</meta:editing-cycles>
    <meta:generator>LibreOffice/25.2.7.2$Windows_X86_64 LibreOffice_project/5cbfd1ab6520636bb5f7b99185aa69bd7456825d</meta:generator>
    <dc:date>2026-03-12T13:33:34.454100600</dc:date>
    <meta:print-date>2025-12-10T20:26:28.926227700</meta:print-date>
    <meta:printed-by>PDF-Dateien</meta:printed-by>
    <meta:document-statistic meta:table-count="0" meta:image-count="0" meta:object-count="0" meta:page-count="13" meta:paragraph-count="76" meta:word-count="4105" meta:character-count="30558" meta:non-whitespace-character-count="26508"/>
  </office:meta>
</office:document-meta>
</file>